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6c2ff" loext:opacity="100%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color="#06c2ff" loext:opacity="100%"/>
    </style:style>
    <style:style style:name="P3" style:family="paragraph" style:parent-style-name="Standard">
      <style:paragraph-properties fo:text-align="center" style:justify-single-word="false"/>
      <style:text-properties fo:color="#06c2ff" loext:opacity="100%" fo:font-style="normal" style:font-style-asian="normal" style:font-style-complex="normal"/>
    </style:style>
    <style:style style:name="T1" style:family="text">
      <style:text-properties officeooo:rsid="0000e5a3"/>
    </style:style>
    <style:style style:name="T2" style:family="text">
      <style:text-properties officeooo:rsid="00026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<text:span text:style-name="T1">Sow a thought, reap an action; sow an action, reap a habit; sow a habit, reap a character; sow a character, reap a destinity.”</text:span></text:p>
      <text:p text:style-name="P1"/>
      <text:p text:style-name="P2">“<text:span text:style-name="T2">No one can persuade another to change. Each of us guards a gate of change that can only be opened from the inside. We cannot open the gate of another, either by argument or by emotional appeal.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6:38:23.634000000</meta:creation-date>
    <dc:date>2024-01-21T13:00:03.208000000</dc:date>
    <meta:editing-duration>PT5M53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" meta:word-count="61" meta:character-count="322" meta:non-whitespace-character-count="263"/>
  </office:meta>
</office:document-meta>
</file>